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Times New Roman'" style:font-family-generic="roman" style:font-pitch="variable" style:font-charset="x-symbol"/>
    <style:font-face style:name="Nimbus Roman No9 L" svg:font-family="'Nimbus Roman No9 L'"/>
    <style:font-face style:name="Courier New" svg:font-family="'Courier New', 'Arial Narrow'" style:font-family-generic="modern"/>
    <style:font-face style:name="arial" svg:font-family="arial"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Trebuchet MS'" style:font-family-generic="roman" style:font-pitch="variable"/>
    <style:font-face style:name="Arial" svg:font-family="Arial,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text-indent="0cm" style:auto-text-indent="false"/>
      <style:text-properties fo:font-size="12pt" style:font-size-asian="12pt" style:font-size-complex="12pt"/>
    </style:style>
    <style:style style:name="P3" style:family="paragraph" style:parent-style-name="Standard">
      <style:paragraph-properties fo:margin-left="0cm" fo:margin-right="0cm" fo:margin-top="0.199cm" fo:margin-bottom="0cm" fo:text-indent="0cm" style:auto-text-indent="false"/>
      <style:text-properties fo:font-size="12pt" style:font-size-asian="12pt"/>
    </style:style>
    <style:style style:name="P4" style:family="paragraph" style:parent-style-name="Standard">
      <style:paragraph-properties fo:margin-left="0cm" fo:margin-right="0cm" fo:margin-top="0.199cm" fo:margin-bottom="0cm" fo:text-indent="0cm" style:auto-text-indent="false"/>
      <style:text-properties fo:font-size="12pt" fo:font-style="normal" style:font-size-asian="12pt" style:font-style-asian="normal"/>
    </style:style>
    <style:style style:name="P5" style:family="paragraph" style:parent-style-name="Standard">
      <style:paragraph-properties fo:margin-left="0cm" fo:margin-right="0cm" fo:margin-top="0.106cm" fo:margin-bottom="0cm" fo:text-indent="0cm" style:auto-text-indent="false"/>
    </style:style>
    <style:style style:name="P6" style:family="paragraph" style:parent-style-name="Standard">
      <style:paragraph-properties fo:margin-left="0.501cm" fo:margin-right="0cm" fo:text-indent="0cm" style:auto-text-indent="false">
        <style:tab-stops>
          <style:tab-stop style:position="1.7cm"/>
          <style:tab-stop style:position="1.752cm"/>
          <style:tab-stop style:position="1.905cm"/>
        </style:tab-stops>
      </style:paragraph-properties>
      <style:text-properties fo:font-size="12pt" style:font-size-asian="12pt" style:font-size-complex="12pt"/>
    </style:style>
    <style:style style:name="P7" style:family="paragraph" style:parent-style-name="Standard">
      <style:paragraph-properties fo:margin-left="0.508cm" fo:margin-right="0cm" fo:margin-top="0cm" fo:margin-bottom="0cm" fo:text-indent="-0.508cm" style:auto-text-indent="false"/>
      <style:text-properties fo:font-size="12pt" style:font-size-asian="12pt" style:font-size-complex="12pt"/>
    </style:style>
    <style:style style:name="P8" style:family="paragraph" style:parent-style-name="Standard">
      <style:paragraph-properties fo:margin-left="0cm" fo:margin-right="0cm" fo:margin-top="0.199cm" fo:margin-bottom="0cm" fo:text-indent="0cm" style:auto-text-indent="false"/>
      <style:text-properties fo:font-size="12pt" fo:font-style="normal" style:font-size-asian="12pt" style:font-style-asian="normal"/>
    </style:style>
    <style:style style:name="P9" style:family="paragraph" style:parent-style-name="Standard">
      <style:paragraph-properties fo:margin-left="0cm" fo:margin-right="0cm" fo:margin-top="0.199cm" fo:margin-bottom="0cm" fo:text-indent="0cm" style:auto-text-indent="false"/>
      <style:text-properties fo:font-size="12pt" fo:font-style="normal" fo:font-weight="bold" style:font-size-asian="12pt" style:font-style-asian="normal" style:font-weight-asian="bold" style:font-weight-complex="bold"/>
    </style:style>
    <style:style style:name="P10" style:family="paragraph" style:parent-style-name="Standard">
      <style:paragraph-properties fo:margin-left="0cm" fo:margin-right="0cm" fo:margin-top="0.199cm" fo:margin-bottom="0cm" fo:text-indent="0cm" style:auto-text-indent="false"/>
      <style:text-properties style:use-window-font-color="true" fo:font-size="12pt" fo:font-style="normal" fo:font-weight="bold" style:font-name-asian="Times New Roman" style:font-size-asian="12pt" style:font-style-asian="normal" style:font-weight-asian="bold" style:language-complex="ar" style:country-complex="SA" style:font-weight-complex="bold"/>
    </style:style>
    <style:style style:name="P11" style:family="paragraph" style:parent-style-name="Standard">
      <style:paragraph-properties fo:margin-left="0cm" fo:margin-right="0cm" fo:margin-top="0.106cm" fo:margin-bottom="0cm" fo:text-indent="0cm" style:auto-text-indent="false"/>
    </style:style>
    <style:style style:name="P12" style:family="paragraph" style:parent-style-name="Standard" style:list-style-name="WW8Num15"/>
    <style:style style:name="P13" style:family="paragraph" style:parent-style-name="Standard" style:list-style-name="WW8Num15">
      <style:text-properties fo:font-size="12pt" style:font-size-asian="12pt" style:font-size-complex="12pt"/>
    </style:style>
    <style:style style:name="P14" style:family="paragraph" style:parent-style-name="Standard" style:list-style-name="WW8Num12">
      <style:paragraph-properties fo:margin-left="0.953cm" fo:margin-right="0cm" fo:text-indent="-0.452cm" style:auto-text-indent="false">
        <style:tab-stops>
          <style:tab-stop style:position="0.953cm"/>
        </style:tab-stops>
      </style:paragraph-properties>
      <style:text-properties fo:font-size="12pt" style:font-size-asian="12pt" style:font-size-complex="12pt"/>
    </style:style>
    <style:style style:name="P15" style:family="paragraph" style:parent-style-name="Standard" style:list-style-name="WW8Num12">
      <style:paragraph-properties fo:margin-left="0.953cm" fo:margin-right="0cm" fo:text-indent="-0.452cm" style:auto-text-indent="false">
        <style:tab-stops>
          <style:tab-stop style:position="0.953cm"/>
        </style:tab-stops>
      </style:paragraph-properties>
      <style:text-properties fo:font-size="12pt" style:font-size-asian="12pt" style:font-size-complex="12pt" style:font-style-complex="italic"/>
    </style:style>
    <style:style style:name="P16" style:family="paragraph" style:parent-style-name="Standard">
      <style:paragraph-properties fo:margin-left="0.508cm" fo:margin-right="0cm" fo:margin-top="0cm" fo:margin-bottom="0cm" fo:text-indent="-0.508cm" style:auto-text-indent="false"/>
      <style:text-properties fo:font-size="12pt" style:font-size-asian="12pt"/>
    </style:style>
    <style:style style:name="P17" style:family="paragraph" style:parent-style-name="Heading_20_1">
      <style:text-properties style:use-window-font-color="true" fo:font-size="12pt" fo:font-style="normal" style:font-name-asian="Times New Roman" style:font-size-asian="12pt" style:font-style-asian="normal" style:font-size-complex="12pt" style:language-complex="ar" style:country-complex="SA"/>
    </style:style>
    <style:style style:name="P18" style:family="paragraph" style:parent-style-name="Heading_20_1" style:master-page-name="Standard">
      <style:paragraph-properties style:page-number="auto"/>
      <style:text-properties fo:font-size="14pt" style:font-size-asian="14pt" style:font-size-complex="14pt"/>
    </style:style>
    <style:style style:name="P19" style:family="paragraph" style:parent-style-name="Heading_20_3">
      <style:paragraph-properties fo:margin-left="0cm" fo:margin-right="0cm" fo:text-indent="0cm" style:auto-text-indent="false"/>
      <style:text-properties fo:font-size="12pt" style:font-size-asian="12pt" style:font-size-complex="12pt"/>
    </style:style>
    <style:style style:name="P20" style:family="paragraph" style:parent-style-name="Heading_20_3">
      <style:paragraph-properties fo:margin-left="0cm" fo:margin-right="0cm" fo:text-align="justify" style:justify-single-word="false" fo:orphans="2" fo:widows="2" fo:text-indent="0cm" style:auto-text-indent="false" style:writing-mode="lr-tb"/>
      <style:text-properties style:use-window-font-color="true" fo:font-size="12pt" style:font-name-asian="Times New Roman" style:font-size-asian="12pt" style:font-size-complex="12pt" style:language-complex="ar" style:country-complex="SA"/>
    </style:style>
    <style:style style:name="P21" style:family="paragraph" style:parent-style-name="Heading_20_2">
      <style:text-properties fo:font-size="12pt" fo:font-style="normal" style:font-size-asian="12pt" style:font-style-asian="normal" style:font-size-complex="12pt"/>
    </style:style>
    <style:style style:name="T1" style:family="text">
      <style:text-properties style:font-size-complex="11pt"/>
    </style:style>
    <style:style style:name="T2" style:family="text">
      <style:text-properties fo:font-style="normal"/>
    </style:style>
    <style:style style:name="T3" style:family="text">
      <style:text-properties fo:font-style="normal" style:font-style-asian="normal"/>
    </style:style>
    <style:style style:name="T4" style:family="text">
      <style:text-properties fo:font-size="12pt"/>
    </style:style>
    <style:style style:name="T5" style:family="text">
      <style:text-properties fo:font-size="12pt" style:font-size-asian="12pt"/>
    </style:style>
    <style:style style:name="T6" style:family="text">
      <style:text-properties fo:font-size="12pt" style:font-size-asian="12pt" style:font-size-complex="12pt"/>
    </style:style>
    <style:style style:name="T7" style:family="text">
      <style:text-properties fo:font-size="12pt" style:font-size-asian="12pt" style:font-size-complex="11pt"/>
    </style:style>
    <style:style style:name="T8" style:family="text">
      <style:text-properties fo:font-size="12pt" fo:font-style="normal" style:font-size-asian="12pt" style:font-style-asian="normal"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style:font-size-asian="12pt"/>
    </style:style>
    <style:style style:name="T11" style:family="text">
      <style:text-properties style:font-size-complex="12pt"/>
    </style:style>
    <style:style style:name="T12" style:family="text">
      <style:text-properties style:font-name="arial" fo:font-size="12pt" style:font-size-asian="12pt"/>
    </style:style>
    <style:style style:name="T13" style:family="text">
      <style:text-properties style:font-name="arial" fo:font-size="12pt" style:font-size-asian="12pt" style:font-size-complex="12pt"/>
    </style:style>
    <style:style style:name="T14" style:family="text">
      <style:text-properties style:font-name="arial" fo:font-size="12pt" fo:font-weight="bold" style:font-size-asian="12pt"/>
    </style:style>
    <style:style style:name="T15" style:family="text">
      <style:text-properties style:font-style-asian="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PLAN DE TESIS</text:h>
      <text:h text:style-name="P17" text:outline-level="1">Alumno: Ing. Juan José Conti</text:h>
      <text:h text:style-name="P21" text:outline-level="2">Titulo: “A library for Taint Analysis in Python: discussions and implementation”</text:h>
      <text:p text:style-name="Standard"><text:span text:style-name="T8"/></text:p>
      <text:p text:style-name="P9">Fundamentación del tema elejido</text:p>
      <text:p text:style-name="P3">Las aplicaciones Web a menudo presentan agujeros de seguridad que permiten a atacantes, or personas maliciosas, obtener información confidencial o acceso no autorizado[5]. La mayoría de estos ataques son a menudo el resultado de la falta de validación en los datos de entrada provisto por los usuarios. Para ayudar a descubrir tales vulnerabilidades, análisis basados en manchas (o taint analysis, en Ingles) han sido desarrollados para lenguajes populares de programación en la web (Perl[2], Ruby[3], PHP[4], Python[1]). Teniendo en cuenta la entrada del usuario como datos poco fiables o manchados, el análisis de manchas determina cómo estos valores se propagan dentro de las aplicaciones. Si un valor manchado es utilizado en una operación que puede afectar la seguridad del sistema, el análisis levanta una alarma para indicar un posible vulnerabilidad o, alternativamente, que una validación de datos es necesaria. Una vez que un dato manchado es validado, se lo considera limpio, libre de cualquier mancha. Hay funciones especificas designadas para validar datos. Estas funciones garantizan la ausencia de ciertos patrones o datos que puedan producir inseguridades en el sistema. </text:p>
      <text:p text:style-name="P4">El análisis basado en manchas se aplica a menudo en tiempo de ejecución mediante un monitor. Para ello, los interpretes tienen que ser adaptados no solo para realizar los computos de los programas escritos en el lenguajes, sino también para proveer un análisis basado en manchas. Sin embargo, modificar un intérprete puede ser una tarea importante y dificultosa por si misma. A diferencia de algunos trabajos anteriores[14, 15, 18], proveer un análisis basado en manchas mediante una librería no ha sido considerado previamente. Contar con una librería que provee un análisis basado en manchas evita cualquier modificación en el interprete e incrementa las chances para que este análisis sea adoptado masivamente. </text:p>
      <text:p text:style-name="P4"/>
      <text:p text:style-name="P10">Objetivos</text:p>
      <text:p text:style-name="P4">El objetivo principal de este trabajo será analizar la técnica de Taint Analysis para luego diseñar e implementar una librería que provea análisis de manchas para Python. Algunas de las abstracciones encontradas en el languaje hacen que este sea apropiado para implementar dicha librería de una manera elegante y minimalista. </text:p>
      <text:p text:style-name="P2"/>
      <text:p text:style-name="P2">El presente trabajo se enfocará en los siguientes objetivos específicos:</text:p>
      <text:list xml:id="list141947494" text:style-name="WW8Num15">
        <text:list-item>
          <text:p text:style-name="P12"><text:span text:style-name="T6">Estudiar análisis basados en manchas para los lenguajes Perl, Ruby, Python, y PHP entre otros </text:span><text:span text:style-name="T8">[14, 15, 16, 17, 18, 20]</text:span><text:span text:style-name="T6">.</text:span></text:p>
        </text:list-item>
        <text:list-item>
          <text:p text:style-name="P13">Definición de alcances y liminataciones puestas por la tecnología.</text:p>
        </text:list-item>
        <text:list-item>
          <text:p text:style-name="P13">Desarrollar una librería de Taint Analysis lista para ser utilizada en programas escritos en Python</text:p>
        </text:list-item>
        <text:list-item>
          <text:p text:style-name="P13"><text:soft-page-break/>Evaluar el desempeño, ventajas y desventajas de la librería en un caso de estudio. </text:p>
        </text:list-item>
      </text:list>
      <text:h text:style-name="P19" text:outline-level="3">Metodología y Actividades</text:h>
      <text:p text:style-name="P6">A continuación se describen las actividades requeridas para llevar adelante este trabajo, junto con la metodología a aplicar en cada una de ellas y los resultados esperados.</text:p>
      <text:list xml:id="list1444364345" text:style-name="WW8Num12">
        <text:list-item>
          <text:p text:style-name="P14">Análisis crítico del estado del arte actual y trabajos relacionados en el área de seguridad basada en lenguajes, en especial monitores y analizadores estáticos.</text:p>
        </text:list-item>
        <text:list-item>
          <text:p text:style-name="P15">Definición del API pública que tendrá la librería, es decir la forma en que podrá ser usada por los programadores, independiemente de su implementación final.</text:p>
        </text:list-item>
        <text:list-item>
          <text:p text:style-name="P15">Análisis de posibles limitaciones dadas por la tecnología y el enfoque elejido. Propuesta de soluciones alternativas a los problemas encontrados.</text:p>
        </text:list-item>
        <text:list-item>
          <text:p text:style-name="P15">Creación de casos de prueba (test cases) contra el cual evalaur la implementación de la librería.</text:p>
        </text:list-item>
        <text:list-item>
          <text:p text:style-name="P14">Implementación de la librería utilizando el lenguaje de programación Python. La batería de pruebas permite tener implementaciones alternativas y compararlas.</text:p>
        </text:list-item>
        <text:list-item>
          <text:p text:style-name="P14">Utilización de la librería en casos de estudio para analizar su desempeño.</text:p>
        </text:list-item>
        <text:list-item>
          <text:p text:style-name="P14">Redacción y composición de la tesis. La tesis será redactada en inglés.</text:p>
        </text:list-item>
      </text:list>
      <text:h text:style-name="P19" text:outline-level="3">Condiciones Institucionales</text:h>
      <text:p text:style-name="P5"><text:span text:style-name="T6">Las actividades relacionadas a este trabajo de tesis se lleva</text:span><text:span text:style-name="T13">rán a cabo en forma conjunta en el marco del proyecto de investigación PID 108 </text:span><text:span text:style-name="T12">“</text:span><text:span text:style-name="T14">Análisis de la Seguridad como atributo organizacional transversal en los proyectos de Sistemas y Tecnologías de Información”</text:span><text:span text:style-name="T13"> de la Facultad Regional Santa Fe, Univer</text:span><text:span text:style-name="T6">sidad Tecnológica Nacional y en el grupo de investigación ProSec (Programming Languages and Security) de la universidad Chalmers de Gotemburgo, Suecia.</text:span></text:p>
      <text:p text:style-name="P5"><text:span text:style-name="T6">En ambas instituciones se cuenta con los equipos informáticos, infraestructura de red y acceso a Internet necesarios para llevar a cabo este plan de trabajo.</text:span></text:p>
      <text:p text:style-name="P5"><text:span text:style-name="T7">Se cuenta con acceso a la biblioteca digital de la SyC de la Nación, a la biblioteca de la UTN - FRSF, a la biblioteca del CCT-Santa Fe y a la biblioteca de Chalmers University of Technology.</text:span></text:p>
      <text:p text:style-name="P5"><text:span text:style-name="T6">El presente plan de trabajo será financiado con la beca que he obtenido del Programa Bicentenario de </text:span><text:span text:style-name="T9">Investigación y Posgrado</text:span><text:span text:style-name="T6"> de la Universidad Tecnológica Nacional.</text:span></text:p>
      <text:h text:style-name="P20" text:outline-level="3">Referencias y bibliografia para el trabajo</text:h>
      <text:p text:style-name="P16"><text:s/>[1] Python programming language. http://www.python.org</text:p>
      <text:p text:style-name="P16"><text:s/>[2] The Perl programming language. http://www.perl.org/.</text:p>
      <text:p text:style-name="P16"><text:s/>[3] The Ruby programming language. http://www.ruby-lang.org.</text:p>
      <text:p text:style-name="P16"><text:s/>[4] PHP programming language. http://www.php.net</text:p>
      <text:p text:style-name="P7"><text:s/>[5] M. Andrews. Guest Editor’s Introduction: The State of Web Security. IEEE Security and Privacy, 4(4):14–15, 2006. </text:p>
      <text:p text:style-name="P16"><text:s/>[6] D. Balzarotti, M. Cova, V. Felmetsger, N. Jovanovic, E. Kirda, C. Kruegel, and G. Vigna. Saner: Composing static and dynamic analysis to validate sanitization in web applications. In Proceedings of the 2008 IEEE Symposium on Security and Privacy, Washington, DC, USA, 2008. IEEE Computer Society. </text:p>
      <text:p text:style-name="P7"><text:soft-page-break/><text:s/>[7] S. Bekman and E. Cholet. Practical mod perl. O’Reilly and Associates, 2003. </text:p>
      <text:p text:style-name="P7"><text:s/>[8] R. Bird and P. Wadler. An introduction to functional programming. Prentice Hall Interna- </text:p>
      <text:p text:style-name="P7"><text:s text:c="5"/>tional (UK) Ltd., 1988. </text:p>
      <text:p text:style-name="P7"><text:s/>[9] W. Chang, B. Streiff, and C. Lin. Efficient and extensible security enforcement using dynamic data flow analysis. In Proceedings of the 15th ACM Conference on Computer and Communications security, New York, NY, USA, 2008. ACM. </text:p>
      <text:p text:style-name="P7">[10] T. chung Tsai, A. Russo, and J. Hughes. A library for secure multi-threaded information low in Haskell. Computer Security Foundations Symposium, IEEE, 0:187–202, 2007. </text:p>
      <text:p text:style-name="P7">[11] A. van der Stock, J. Williams, and D. Wichers. OWASP Top 10 2007. http://www. </text:p>
      <text:p text:style-name="P7"><text:s text:c="5"/>owasp.org/index.php/Top_10_2007, 2007. </text:p>
      <text:p text:style-name="P7">[12] D. E. Denning and P. J. Denning. Certification of programs for secure information flow. </text:p>
      <text:p text:style-name="P7"><text:s text:c="5"/>Comm. of the ACM, 20(7):504–513, July 1977. </text:p>
      <text:p text:style-name="P7">[13] Federal Aviation Administration (US). Review of Web Applications Security and Intru- </text:p>
      <text:p text:style-name="P7"><text:s text:c="5"/>sion Detection in Air Traffic Control Systems. http://www.oig.dot.gov/sites/ </text:p>
      <text:p text:style-name="P7"><text:s text:c="5"/>dot/files/pdfdocs/ATC_Web_Report.pdf, June 2009. Note: thousands of vul- </text:p>
      <text:p text:style-name="P7"><text:s text:c="5"/>nerabilities were discovered. </text:p>
      <text:p text:style-name="P7">[14] A. Futoransky, E. Gutesman, and A. Waissbein. A dynamic technique for enhancing the security and privacy of web applications. In Black Hat USA Briefings, Aug. 2007. </text:p>
      <text:p text:style-name="P7">[15] V. Haldar, D. Chandra, and M. Franz. Dynamic Taint Propagation for Java. In Proceedings of the 21st Annual Computer Security Applications Conference, pages 303–311, 2005. </text:p>
      <text:p text:style-name="P7">[16] Y. Huang, F. Yu, C. Hang, C. Tsai, D. Lee, and S. Kuo. Securing web application code by static analysis and runtime protection. In Proceedings of the 13th International Conference on World Wide Web, pages 40–52. ACM, 2004. </text:p>
      <text:p text:style-name="P7">[17] N. Jovanovic, C. Kruegel, and E. Kirda. Pixy: A Static Analysis Tool for Detecting Web Ap- plication Vulnerabilities (Short Paper). In 2006 IEEE Symposium on Security and Privacy, pages 258–263. IEEE Computer Society, 2006. </text:p>
      <text:p text:style-name="P7">[18] D. Kozlov and A. Petukhov. Implementation of Tainted Mode approach to finding secu- </text:p>
      <text:p text:style-name="P7"><text:s text:c="5"/>rity vulnerabilities for Python technology. In Proc. of Young Researchers’ Colloquium on </text:p>
      <text:p text:style-name="P7"><text:s text:c="5"/>Software Engineering (SYRCoSE), June 2007. </text:p>
      <text:p text:style-name="P7">[19] P. Li and S. Zdancewic. Encoding information flow in Haskell. Computer Security Foun-dations Workshop, IEEE, 0:16, 2006. </text:p>
      <text:p text:style-name="P7">[20] V. B. Livshits and M. S. Lam. Finding security vulnerabilities in Java applications with </text:p>
      <text:p text:style-name="P7"><text:s text:c="5"/>static analysis. In Proceedings of the 14th Conference on USENIX Security Symposium, </text:p>
      <text:p text:style-name="P7"><text:s text:c="5"/>Berkeley, CA, USA, 2005. USENIX Association. </text:p>
      <text:p text:style-name="P7">[21] M. Lutz and D. Ascher. Learning Python. O’Reilly &amp; Associates, Inc., 1999. </text:p>
      <text:p text:style-name="P7">[22] M. Monga, R. Paleari, and E. Passerini. A hybrid analysis framework for detecting web </text:p>
      <text:p text:style-name="P7"><text:s text:c="5"/>application vulnerabilities. In IWSESS ’09: Proceedings of the 2009 ICSE Workshop on </text:p>
      <text:p text:style-name="P7"><text:s text:c="5"/>Software Engineering for Secure Systems, pages 25–32, Washington, DC, USA, 2009. IEEE Computer Society. </text:p>
      <text:p text:style-name="P7">[23] A. Nguyen-Tuong, S. Guarnieri, D. Greene, J. Shirley, and D. Evans. Automatically Hardening Web Applications Using Precise Tainting. In In 20th IFIP International Information Security Conference, pages 372–382, 2005. </text:p>
      <text:p text:style-name="P7">[24] T. Pietraszek, C. V. Berghe, C. V, and E. Berghe. Defending against injection attacks </text:p>
      <text:p text:style-name="P7"><text:s text:c="5"/>through context-sensitive string evaluation. In Recent Advances in Intrusion Detection </text:p>
      <text:p text:style-name="P7"><text:s text:c="5"/>(RAID), 2005. </text:p>
      <text:p text:style-name="P7"><text:soft-page-break/>[25] A. Russo, K. Claessen, and J. Hughes. A library for light-weight information-flow security in Haskell. In Proceedings of the first ACM SIGPLAN Symposium on Haskell, pages 13–24. ACM, 2008. </text:p>
      <text:p text:style-name="P7">[26] A. Russo, A. Sabelfeld, and K. Li. Implicit flows in malicious and nonmalicious code. 2009 Marktoberdorf Summer School (IOS Press), 2009. </text:p>
      <text:p text:style-name="P7">[27] A. Sabelfeld and A. C. Myers. Language-based information-flow security. IEEE J. Selected Areas in Communications, 21(1):5–19, Jan. 2003. </text:p>
      <text:p text:style-name="P7">[28] A. Sabelfeld and A. Russo. From dynamic to static and back: Riding the roller coaster </text:p>
      <text:p text:style-name="P7"><text:s text:c="5"/>of information-flow control research. In Proc. Andrei Ershov International Conference on </text:p>
      <text:p text:style-name="P7"><text:s text:c="5"/>Perspectives of System Informatics, LNCS. Springer-Verlag, June 2009. </text:p>
      <text:p text:style-name="P7">[29] J. Seo and M. S. Lam. InvisiType: Object-Oriented Security Policies. In 17th Annual </text:p>
      <text:p text:style-name="P7"><text:s text:c="5"/>Network and Distributed System Security Symposium. Internet Society (ISOC), Feb. 2010. </text:p>
      <text:p text:style-name="P7">[30] D. Thomas, C. Fowler, and A. Hunt. Programming Ruby. The Pragmatic Programmer’s </text:p>
      <text:p text:style-name="P7"><text:s text:c="5"/>Guide. Pragmatic Programmers, 2004. </text:p>
      <text:p text:style-name="P7">[31] O. Tripp, M. Pistoia, S. J. Fink, M. Sridharan, and O. Weisman. TAJ: effective taint analysis of web applications. In M. Hind and A. Diwan, editors, Proc. ACM SIGPLAN Conference on Programming language Design and Implementation, pages 87–97. ACM Press, 2009.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Times New Roman'" style:font-family-generic="roman" style:font-pitch="variable" style:font-charset="x-symbol"/>
    <style:font-face style:name="Nimbus Roman No9 L" svg:font-family="'Nimbus Roman No9 L'"/>
    <style:font-face style:name="Courier New" svg:font-family="'Courier New', 'Arial Narrow'" style:font-family-generic="modern"/>
    <style:font-face style:name="arial" svg:font-family="arial"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Trebuchet MS'" style:font-family-generic="roman" style:font-pitch="variable"/>
    <style:font-face style:name="Arial" svg:font-family="Arial,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199cm" style:writing-mode="page"/>
      <style:text-properties style:use-window-font-color="true" style:font-name="Liberation Serif" fo:font-size="12pt" fo:language="es" fo:country="A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6cm" fo:margin-bottom="0.106cm" fo:text-align="justify" style:justify-single-word="false" fo:orphans="2" fo:widows="2" fo:text-indent="0.51cm" style:auto-text-indent="false" style:writing-mode="lr-tb"/>
      <style:text-properties style:use-window-font-color="true" style:font-name="Arial" fo:font-size="10pt" fo:language="es" fo:country="E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weight="bold" style:font-weight-asian="bold" style:font-name-complex="Arial" style:font-size-complex="13pt" style:font-weight-complex="bold"/>
    </style:style>
    <style:style style:name="Comment_20_Text" style:display-name="Comment Text" style:family="paragraph" style:parent-style-name="Standard">
      <style:text-properties fo:font-size="10pt" style:font-size-asian="10pt"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reference" style:family="paragraph" style:parent-style-name="Standard">
      <style:paragraph-properties fo:margin-left="0.4cm" fo:margin-right="0cm" fo:margin-top="0cm" fo:margin-bottom="0cm" fo:text-indent="-0.4cm" style:auto-text-indent="false"/>
      <style:text-properties style:font-name="Times" fo:font-size="9pt" fo:language="en" fo:country="US" style:font-size-asian="9pt" style:font-size-complex="10pt"/>
    </style:style>
    <style:style style:name="Footnote" style:family="paragraph" style:parent-style-name="Standard" style:class="extra">
      <style:text-properties style:font-size-complex="10pt"/>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tyle="normal" fo:font-weight="normal" style:font-style-asian="normal" style:font-weight-asian="norma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tyle="normal" fo:font-weight="normal" style:font-style-asian="normal" style:font-weight-asian="norma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145cm" fo:text-indent="-0.635cm" fo:margin-left="1.14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415cm" fo:text-indent="-0.635cm" fo:margin-left="2.415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685cm" fo:text-indent="-0.635cm" fo:margin-left="3.68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4.955cm" fo:text-indent="-0.635cm" fo:margin-left="4.95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225cm" fo:text-indent="-0.635cm" fo:margin-left="6.22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495cm" fo:text-indent="-0.635cm" fo:margin-left="7.49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765cm" fo:text-indent="-0.635cm" fo:margin-left="8.76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035cm" fo:text-indent="-0.635cm" fo:margin-left="10.035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305cm" fo:text-indent="-0.635cm" fo:margin-left="11.30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45cm" fo:text-indent="-0.635cm" fo:margin-left="1.14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415cm" fo:text-indent="-0.635cm" fo:margin-left="2.41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685cm" fo:text-indent="-0.635cm" fo:margin-left="3.68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955cm" fo:text-indent="-0.635cm" fo:margin-left="4.95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25cm" fo:text-indent="-0.635cm" fo:margin-left="6.22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495cm" fo:text-indent="-0.635cm" fo:margin-left="7.49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765cm" fo:text-indent="-0.635cm" fo:margin-left="8.76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35cm" fo:text-indent="-0.635cm" fo:margin-left="10.03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305cm" fo:text-indent="-0.635cm" fo:margin-left="11.30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413cm" fo:text-indent="-0.635cm" fo:margin-left="2.41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683cm" fo:text-indent="-0.318cm" fo:margin-left="3.683cm"/>
        </style:list-level-properties>
      </text:list-level-style-number>
      <text:list-level-style-number text:level="4" style:num-suffix="." style:num-format="1">
        <style:list-level-properties text:list-level-position-and-space-mode="label-alignment">
          <style:list-level-label-alignment text:label-followed-by="listtab" text:list-tab-stop-position="4.953cm" fo:text-indent="-0.635cm" fo:margin-left="4.95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223cm" fo:text-indent="-0.635cm" fo:margin-left="6.22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493cm" fo:text-indent="-0.318cm" fo:margin-left="7.493cm"/>
        </style:list-level-properties>
      </text:list-level-style-number>
      <text:list-level-style-number text:level="7" style:num-suffix="." style:num-format="1">
        <style:list-level-properties text:list-level-position-and-space-mode="label-alignment">
          <style:list-level-label-alignment text:label-followed-by="listtab" text:list-tab-stop-position="8.763cm" fo:text-indent="-0.635cm" fo:margin-left="8.76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033cm" fo:text-indent="-0.635cm" fo:margin-left="10.03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303cm" fo:text-indent="-0.318cm" fo:margin-left="11.3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692cm" fo:text-indent="-1.191cm" fo:margin-left="1.69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145cm" fo:text-indent="-0.635cm" fo:margin-left="1.14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415cm" fo:text-indent="-0.635cm" fo:margin-left="2.415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685cm" fo:text-indent="-0.635cm" fo:margin-left="3.68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4.955cm" fo:text-indent="-0.635cm" fo:margin-left="4.95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225cm" fo:text-indent="-0.635cm" fo:margin-left="6.22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7.495cm" fo:text-indent="-0.635cm" fo:margin-left="7.49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765cm" fo:text-indent="-0.635cm" fo:margin-left="8.76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035cm" fo:text-indent="-0.635cm" fo:margin-left="10.035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1.305cm" fo:text-indent="-0.635cm" fo:margin-left="11.30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048cm" fo:text-indent="-0.635cm" fo:margin-left="1.048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2.318cm" fo:text-indent="-0.635cm" fo:margin-left="2.318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3.588cm" fo:text-indent="-0.635cm" fo:margin-left="3.58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4.858cm" fo:text-indent="-0.635cm" fo:margin-left="4.858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6.128cm" fo:text-indent="-0.635cm" fo:margin-left="6.128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7.398cm" fo:text-indent="-0.635cm" fo:margin-left="7.398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8.668cm" fo:text-indent="-0.635cm" fo:margin-left="8.668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9.938cm" fo:text-indent="-0.635cm" fo:margin-left="9.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78cm" fo:text-indent="-0.635cm" fo:margin-left="1.78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3.05cm" fo:text-indent="-0.635cm" fo:margin-left="3.05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4.32cm" fo:text-indent="-0.635cm" fo:margin-left="4.32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59cm" fo:text-indent="-0.635cm" fo:margin-left="5.59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86cm" fo:text-indent="-0.635cm" fo:margin-left="6.86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8.13cm" fo:text-indent="-0.635cm" fo:margin-left="8.13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9.4cm" fo:text-indent="-0.635cm" fo:margin-left="9.4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67cm" fo:text-indent="-0.635cm" fo:margin-left="10.67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94cm" fo:text-indent="-0.635cm" fo:margin-left="11.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3.143cm" fo:text-indent="-0.635cm" fo:margin-left="3.143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3.048cm" fo:text-indent="-0.635cm" fo:margin-left="3.048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4.318cm" fo:text-indent="-0.635cm" fo:margin-left="4.318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588cm" fo:text-indent="-0.635cm" fo:margin-left="5.58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858cm" fo:text-indent="-0.635cm" fo:margin-left="6.858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8.128cm" fo:text-indent="-0.635cm" fo:margin-left="8.128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9.398cm" fo:text-indent="-0.635cm" fo:margin-left="9.398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668cm" fo:text-indent="-0.635cm" fo:margin-left="10.668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938cm"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413cm" fo:text-indent="-0.635cm" fo:margin-left="2.413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3.683cm" fo:text-indent="-0.635cm" fo:margin-left="3.683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4.953cm" fo:text-indent="-0.635cm" fo:margin-left="4.953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223cm" fo:text-indent="-0.635cm" fo:margin-left="6.223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7.493cm" fo:text-indent="-0.635cm" fo:margin-left="7.493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763cm" fo:text-indent="-0.635cm" fo:margin-left="8.763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033cm" fo:text-indent="-0.635cm" fo:margin-left="10.033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11.303cm" fo:text-indent="-0.635cm" fo:margin-left="11.3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size-complex="11pt"/>
    </style:style>
    <style:page-layout style:name="Mpm1">
      <style:page-layout-properties fo:page-width="21.59cm" fo:page-height="27.94cm" style:num-format="1" style:print-orientation="portrait" fo:margin-top="2.501cm" fo:margin-bottom="1.27cm" fo:margin-left="2.5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59cm" fo:page-height="27.94cm" style:num-format="1" style:print-orientation="portrait" fo:margin-top="2.501cm" fo:margin-bottom="2cm" fo:margin-left="2.501cm" fo:margin-right="2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Pag </text:span><text:span text:style-name="Page_20_Number"><text:span text:style-name="MT1"><text:page-number text:select-page="current">4</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 DE TRABAJO A REALIZAR</dc:title>
    <meta:initial-creator>Pablo Villarreal</meta:initial-creator>
    <meta:creation-date>2009-04-06T16:25:00</meta:creation-date>
    <dc:creator>Juan Conti</dc:creator>
    <dc:date>2010-06-21T17:03:51</dc:date>
    <meta:editing-cycles>433</meta:editing-cycles>
    <meta:editing-duration>PT22H18M50S</meta:editing-duration>
    <meta:generator>OpenOffice.org/3.2$Linux OpenOffice.org_project/320m12$Build-9483</meta:generator>
    <meta:document-statistic meta:table-count="0" meta:image-count="0" meta:object-count="0" meta:page-count="4" meta:paragraph-count="78" meta:word-count="1527" meta:character-count="10252"/>
    <meta:user-defined meta:name="Info 1"/>
    <meta:user-defined meta:name="Info 2"/>
    <meta:user-defined meta:name="Info 3"/>
    <meta:user-defined meta:name="Info 4"/>
  </office:meta>
</office:document-meta>
</file>